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_31_DUO_5f_Overskrift" style:master-page-name="First_20_Page">
      <style:paragraph-properties style:page-number="1"/>
      <style:text-properties fo:language="nb" fo:country="NO"/>
    </style:style>
    <style:style style:name="P3" style:family="paragraph" style:parent-style-name="Brodtekst">
      <style:text-properties fo:language="nb" fo:country="NO"/>
    </style:style>
    <style:style style:name="P4" style:family="paragraph" style:parent-style-name="Brodtekst">
      <style:text-properties fo:language="nb" fo:country="NO" officeooo:paragraph-rsid="000d30c0" style:language-complex="ar" style:country-complex="SA"/>
    </style:style>
    <style:style style:name="P5" style:family="paragraph" style:parent-style-name="Brodtekst">
      <style:text-properties fo:language="nb" fo:country="NO" officeooo:paragraph-rsid="000c5ff6"/>
    </style:style>
    <style:style style:name="P6" style:family="paragraph" style:parent-style-name="Brodtekst">
      <style:text-properties fo:language="nb" fo:country="NO" officeooo:paragraph-rsid="000d30c0"/>
    </style:style>
    <style:style style:name="P7" style:family="paragraph" style:parent-style-name="Brodtekst">
      <style:text-properties fo:language="nb" fo:country="NO" officeooo:rsid="000d30c0" officeooo:paragraph-rsid="000d30c0"/>
    </style:style>
    <style:style style:name="P8" style:family="paragraph" style:parent-style-name="_33_DUO_5f_Overskrift">
      <style:text-properties fo:language="nb" fo:country="NO"/>
    </style:style>
    <style:style style:name="T1" style:family="text">
      <style:text-properties fo:language="nb" fo:country="NO" fo:font-style="normal" officeooo:rsid="0010c972" style:font-style-asian="normal" style:font-style-complex="normal"/>
    </style:style>
    <style:style style:name="T2" style:family="text">
      <style:text-properties fo:language="nb" fo:country="NO" fo:font-style="normal" officeooo:rsid="000c5ff6" style:font-style-asian="normal" style:font-style-complex="normal"/>
    </style:style>
    <style:style style:name="T3" style:family="text">
      <style:text-properties style:font-name="Times New Roman" fo:language="nb" fo:country="NO" fo:font-style="normal" fo:font-weight="normal" officeooo:rsid="00c44140" style:font-size-asian="10.5pt" style:font-style-asian="normal" style:font-weight-asian="normal" style:language-complex="ar" style:country-complex="SA" style:font-style-complex="normal" style:font-weight-complex="normal"/>
    </style:style>
    <style:style style:name="T4" style:family="text">
      <style:text-properties style:font-name="Times New Roman" fo:language="nb" fo:country="NO" fo:font-style="normal" fo:font-weight="normal" officeooo:rsid="002e4025" style:font-size-asian="10.5pt" style:font-style-asian="normal" style:font-weight-asian="normal" style:language-complex="ar" style:country-complex="SA" style:font-style-complex="normal" style:font-weight-complex="normal"/>
    </style:style>
    <style:style style:name="T5" style:family="text">
      <style:text-properties style:font-name="Times New Roman" fo:language="nb" fo:country="NO" fo:font-style="normal" fo:font-weight="normal" officeooo:rsid="002f0204" style:font-size-asian="10.5pt" style:font-style-asian="normal" style:font-weight-asian="normal" style:language-complex="ar" style:country-complex="SA" style:font-style-complex="normal" style:font-weight-complex="normal"/>
    </style:style>
    <style:style style:name="T6" style:family="text">
      <style:text-properties style:font-name="Times New Roman" fo:language="nb" fo:country="NO" fo:font-style="normal" fo:font-weight="normal" officeooo:rsid="002f6038" style:font-size-asian="10.5pt" style:font-style-asian="normal" style:font-weight-asian="normal" style:language-complex="ar" style:country-complex="SA" style:font-style-complex="normal" style:font-weight-complex="normal"/>
    </style:style>
    <style:style style:name="T7" style:family="text">
      <style:text-properties style:font-name="Times New Roman" fo:language="nb" fo:country="NO" fo:font-style="normal" fo:font-weight="normal" officeooo:rsid="00237643" style:font-size-asian="10.5pt" style:font-style-asian="normal" style:font-weight-asian="normal" style:font-style-complex="normal" style:font-weight-complex="normal"/>
    </style:style>
    <style:style style:name="T8" style:family="text">
      <style:text-properties style:font-name="Times New Roman" fo:language="nb" fo:country="NO" fo:font-style="normal" fo:font-weight="normal" officeooo:rsid="00264db0" style:font-size-asian="10.5pt" style:font-style-asian="normal" style:font-weight-asian="normal" style:font-style-complex="normal" style:font-weight-complex="normal"/>
    </style:style>
    <style:style style:name="T9" style:family="text">
      <style:text-properties style:font-name="Times New Roman" fo:language="nb" fo:country="NO" fo:font-style="italic" fo:font-weight="normal" officeooo:rsid="002f6038" style:font-size-asian="10.5pt" style:font-style-asian="italic" style:font-weight-asian="normal" style:language-complex="ar" style:country-complex="SA" style:font-style-complex="italic" style:font-weight-complex="normal"/>
    </style:style>
    <style:style style:name="T10" style:family="text">
      <style:text-properties style:font-name="Times New Roman" fo:font-style="normal" fo:font-weight="normal" officeooo:rsid="00c44140" style:font-size-asian="10.5pt" style:font-style-asian="normal" style:font-weight-asian="normal" style:language-complex="ar" style:country-complex="SA" style:font-style-complex="normal" style:font-weight-complex="normal"/>
    </style:style>
    <style:style style:name="T11" style:family="text">
      <style:text-properties style:font-name="Times New Roman" fo:font-style="normal" fo:font-weight="normal" officeooo:rsid="002e4025" style:font-size-asian="10.5pt" style:font-style-asian="normal" style:font-weight-asian="normal" style:language-complex="ar" style:country-complex="SA" style:font-style-complex="normal" style:font-weight-complex="normal"/>
    </style:style>
    <style:style style:name="T12" style:family="text">
      <style:text-properties style:font-name="Times New Roman" fo:font-style="normal" fo:font-weight="normal" officeooo:rsid="002f0204" style:font-size-asian="10.5pt" style:font-style-asian="normal" style:font-weight-asian="normal" style:language-complex="ar" style:country-complex="SA" style:font-style-complex="normal" style:font-weight-complex="normal"/>
    </style:style>
    <style:style style:name="T13" style:family="text">
      <style:text-properties style:font-name="Times New Roman" fo:font-style="normal" fo:font-weight="normal" officeooo:rsid="002f6038" style:font-size-asian="10.5pt" style:font-style-asian="normal" style:font-weight-asian="normal" style:language-complex="ar" style:country-complex="SA" style:font-style-complex="normal" style:font-weight-complex="normal"/>
    </style:style>
    <style:style style:name="T14" style:family="text">
      <style:text-properties style:font-name="Times New Roman" fo:font-style="normal" fo:font-weight="normal" officeooo:rsid="00237643" style:font-size-asian="10.5pt" style:font-style-asian="normal" style:font-weight-asian="normal" style:font-style-complex="normal" style:font-weight-complex="normal"/>
    </style:style>
    <style:style style:name="T15" style:family="text">
      <style:text-properties style:font-name="Times New Roman" fo:font-style="normal" fo:font-weight="normal" officeooo:rsid="00264db0" style:font-size-asian="10.5pt" style:font-style-asian="normal" style:font-weight-asian="normal" style:font-style-complex="normal" style:font-weight-complex="normal"/>
    </style:style>
    <style:style style:name="T16" style:family="text">
      <style:text-properties style:font-name="Times New Roman" fo:font-style="italic" fo:font-weight="normal" officeooo:rsid="002f6038" style:font-size-asian="10.5pt" style:font-style-asian="italic" style:font-weight-asian="normal" style:language-complex="ar" style:country-complex="SA" style:font-style-complex="italic" style:font-weight-complex="normal"/>
    </style:style>
    <style:style style:name="T17" style:family="text">
      <style:text-properties style:language-complex="ar" style:country-complex="SA"/>
    </style:style>
    <style:style style:name="T18" style:family="text">
      <style:text-properties officeooo:rsid="00c44140" style:language-complex="ar" style:country-complex="SA"/>
    </style:style>
    <style:style style:name="T19" style:family="text">
      <style:text-properties fo:font-style="italic" fo:font-weight="normal" officeooo:rsid="00c44140" style:font-style-asian="italic" style:font-weight-asian="normal" style:language-complex="ar" style:country-complex="SA" style:font-style-complex="italic"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c44140" style:font-style-asian="italic" style:font-weight-asian="normal" style:font-style-complex="italic" style:font-weight-complex="normal"/>
    </style:style>
    <style:style style:name="T22" style:family="text">
      <style:text-properties fo:font-style="italic" fo:font-weight="normal" officeooo:rsid="001b7ca0" style:font-style-asian="italic" style:font-weight-asian="normal" style:font-style-complex="italic" style:font-weight-complex="normal"/>
    </style:style>
    <style:style style:name="T23" style:family="text">
      <style:text-properties fo:font-style="italic" style:font-style-asian="italic" style:font-style-complex="italic"/>
    </style:style>
    <style:style style:name="T24" style:family="text">
      <style:text-properties fo:font-style="italic" officeooo:rsid="000d7aca" style:font-style-asian="italic" style:font-style-complex="italic"/>
    </style:style>
    <style:style style:name="T25" style:family="text">
      <style:text-properties fo:font-style="italic" officeooo:rsid="000cccee" style:font-style-asian="italic" style:font-style-complex="italic"/>
    </style:style>
    <style:style style:name="T26" style:family="text">
      <style:text-properties fo:font-weight="normal" style:font-weight-asian="normal" style:language-complex="ar" style:country-complex="SA" style:font-weight-complex="normal"/>
    </style:style>
    <style:style style:name="T27" style:family="text">
      <style:text-properties fo:font-weight="normal" officeooo:rsid="00c44140" style:font-weight-asian="normal" style:language-complex="ar" style:country-complex="SA" style:font-weight-complex="normal"/>
    </style:style>
    <style:style style:name="T28" style:family="text">
      <style:text-properties fo:font-weight="normal" officeooo:rsid="002e4025" style:font-weight-asian="normal" style:language-complex="ar" style:country-complex="SA" style:font-weight-complex="normal"/>
    </style:style>
    <style:style style:name="T29" style:family="text">
      <style:text-properties fo:font-weight="normal" officeooo:rsid="00237643" style:font-weight-asian="normal" style:language-complex="ar" style:country-complex="SA" style:font-weight-complex="normal"/>
    </style:style>
    <style:style style:name="T30" style:family="text">
      <style:text-properties fo:font-weight="normal" officeooo:rsid="001dbb85" style:font-weight-asian="normal" style:language-complex="ar" style:country-complex="SA" style:font-weight-complex="normal"/>
    </style:style>
    <style:style style:name="T31" style:family="text">
      <style:text-properties fo:font-weight="normal" officeooo:rsid="00279bd4" style:font-weight-asian="normal" style:language-complex="ar" style:country-complex="SA" style:font-weight-complex="normal"/>
    </style:style>
    <style:style style:name="T32" style:family="text">
      <style:text-properties fo:font-weight="normal" style:font-weight-asian="normal" style:font-weight-complex="normal"/>
    </style:style>
    <style:style style:name="T33" style:family="text">
      <style:text-properties fo:font-weight="normal" officeooo:rsid="00c44140" style:font-weight-asian="normal" style:font-weight-complex="normal"/>
    </style:style>
    <style:style style:name="T34" style:family="text">
      <style:text-properties fo:font-weight="normal" officeooo:rsid="00279bd4" style:font-weight-asian="normal" style:font-weight-complex="normal"/>
    </style:style>
    <style:style style:name="T35" style:family="text">
      <style:text-properties fo:font-weight="normal" officeooo:rsid="0029591b" style:font-weight-asian="normal" style:font-weight-complex="normal"/>
    </style:style>
    <style:style style:name="T36" style:family="text">
      <style:text-properties fo:font-weight="normal" officeooo:rsid="002ade0a" style:font-weight-asian="normal" style:font-weight-complex="normal"/>
    </style:style>
    <style:style style:name="T37" style:family="text">
      <style:text-properties fo:font-weight="normal" officeooo:rsid="002ba248" style:font-weight-asian="normal" style:font-weight-complex="normal"/>
    </style:style>
    <style:style style:name="T38" style:family="text">
      <style:text-properties fo:font-weight="normal" officeooo:rsid="002d4033" style:font-weight-asian="normal" style:font-weight-complex="normal"/>
    </style:style>
    <style:style style:name="T39" style:family="text">
      <style:text-properties fo:font-weight="normal" officeooo:rsid="00103a41" style:font-weight-asian="normal" style:font-weight-complex="normal"/>
    </style:style>
    <style:style style:name="T40" style:family="text">
      <style:text-properties fo:font-weight="normal" officeooo:rsid="00237643" style:font-weight-asian="normal" style:font-weight-complex="normal"/>
    </style:style>
    <style:style style:name="T41" style:family="text">
      <style:text-properties fo:font-weight="normal" officeooo:rsid="0019fe7b" style:font-weight-asian="normal" style:font-weight-complex="normal"/>
    </style:style>
    <style:style style:name="T42" style:family="text">
      <style:text-properties fo:font-weight="normal" officeooo:rsid="001a3694" style:font-weight-asian="normal" style:font-weight-complex="normal"/>
    </style:style>
    <style:style style:name="T43" style:family="text">
      <style:text-properties fo:font-weight="normal" officeooo:rsid="001bbef2" style:font-weight-asian="normal" style:font-weight-complex="normal"/>
    </style:style>
    <style:style style:name="T44" style:family="text">
      <style:text-properties fo:font-weight="normal" officeooo:rsid="000d30c0" style:font-weight-asian="normal" style:font-weight-complex="normal"/>
    </style:style>
    <style:style style:name="T45" style:family="text">
      <style:text-properties officeooo:rsid="00c441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18">I</text:span><text:span text:style-name="T17">ntroduksjon</text:span></text:h>
      <text:p text:style-name="P5"><text:span text:style-name="T23"/></text:p>
      <text:p text:style-name="P6"><text:span text:style-name="T19">Utfordringen for norsk kunnskapspolitikk er at landet ikke får nok kompetanse ut av befolkningens talent. De resultater som nås, er ikke på høyde med de ferdigheter som kan utvikles. Dette er ikke bare et spørsmål om å heve prestasjonene hos dem som har høyere utdanning, men om bedre å utnytte evnene hos alle. (NOU 1988, s.28)</text:span></text:p>
      <text:p text:style-name="P6"><text:span text:style-name="T23">“In the next thirty years </text:span><text:span text:style-name="T24">according to UNESCO</text:span><text:span text:style-name="T23"> more people around the world will be graduation </text:span><text:span text:style-name="T24">through</text:span><text:span text:style-name="T23"> education than </text:span><text:span text:style-name="T24">since the beginning</text:span><text:span text:style-name="T23"> of history... </text:span><text:span text:style-name="T24">S</text:span><text:span text:style-name="T23">uddenly, degrees aren’t worth anything... Its a process of academic inflation... And it indicates the whole structure of education is shifting beneath our feet. We need to radically rethink our view of intelligence… I believe our only hope for the future is to adopt a new conception of human ecology, one in which we start to recons</text:span><text:span text:style-name="T25">t</text:span><text:span text:style-name="T23">itute our conception of the richness of human capacity.” </text:span><text:reference-mark-start text:name="ZOTERO_ITEM CSL_CITATION {&quot;citationID&quot;:&quot;wVgzp004&quot;,&quot;properties&quot;:{&quot;formattedCitation&quot;:&quot;(Robinson, 2006)&quot;,&quot;plainCitation&quot;:&quot;(Robinson, 2006)&quot;,&quot;noteIndex&quot;:0},&quot;citationItems&quot;:[{&quot;id&quot;:376,&quot;uris&quot;:[&quot;http://zotero.org/users/2931661/items/ZSMX6RND&quot;],&quot;uri&quot;:[&quot;http://zotero.org/users/2931661/items/ZSMX6RND&quot;],&quot;itemData&quot;:{&quot;id&quot;:376,&quot;type&quot;:&quot;motion_picture&quot;,&quot;title&quot;:&quot;Do schools kill creativity?&quot;,&quot;source&quot;:&quot;www.ted.com&quot;,&quot;medium&quot;:&quot;Ted talk&quot;,&quot;abstract&quot;:&quot;Sir Ken Robinson makes an entertaining and profoundly moving case for creating an education system that nurtures (rather than undermines) creativity.&quot;,&quot;URL&quot;:&quot;https://www.ted.com/talks/ken_robinson_says_schools_kill_creativity?language=en&quot;,&quot;language&quot;:&quot;en&quot;,&quot;author&quot;:[{&quot;family&quot;:&quot;Robinson&quot;,&quot;given&quot;:&quot;Ken&quot;}],&quot;issued&quot;:{&quot;date-parts&quot;:[[&quot;2006&quot;]]},&quot;accessed&quot;:{&quot;date-parts&quot;:[[&quot;2018&quot;,10,19]]}}}],&quot;schema&quot;:&quot;https://github.com/citation-style-language/schema/raw/master/csl-citation.json&quot;} RND0kCSnLMR4H"/><text:span text:style-name="T23">(Robinson, 2006)</text:span><text:reference-mark-end text:name="ZOTERO_ITEM CSL_CITATION {&quot;citationID&quot;:&quot;wVgzp004&quot;,&quot;properties&quot;:{&quot;formattedCitation&quot;:&quot;(Robinson, 2006)&quot;,&quot;plainCitation&quot;:&quot;(Robinson, 2006)&quot;,&quot;noteIndex&quot;:0},&quot;citationItems&quot;:[{&quot;id&quot;:376,&quot;uris&quot;:[&quot;http://zotero.org/users/2931661/items/ZSMX6RND&quot;],&quot;uri&quot;:[&quot;http://zotero.org/users/2931661/items/ZSMX6RND&quot;],&quot;itemData&quot;:{&quot;id&quot;:376,&quot;type&quot;:&quot;motion_picture&quot;,&quot;title&quot;:&quot;Do schools kill creativity?&quot;,&quot;source&quot;:&quot;www.ted.com&quot;,&quot;medium&quot;:&quot;Ted talk&quot;,&quot;abstract&quot;:&quot;Sir Ken Robinson makes an entertaining and profoundly moving case for creating an education system that nurtures (rather than undermines) creativity.&quot;,&quot;URL&quot;:&quot;https://www.ted.com/talks/ken_robinson_says_schools_kill_creativity?language=en&quot;,&quot;language&quot;:&quot;en&quot;,&quot;author&quot;:[{&quot;family&quot;:&quot;Robinson&quot;,&quot;given&quot;:&quot;Ken&quot;}],&quot;issued&quot;:{&quot;date-parts&quot;:[[&quot;2006&quot;]]},&quot;accessed&quot;:{&quot;date-parts&quot;:[[&quot;2018&quot;,10,19]]}}}],&quot;schema&quot;:&quot;https://github.com/citation-style-language/schema/raw/master/csl-citation.json&quot;} RND0kCSnLMR4H"/></text:p>
      <text:p text:style-name="P4"><text:span text:style-name="T44">F</text:span><text:span text:style-name="T27">remstillingen av de materielle endringene som er på gang innen utdanning minner litt om den velkjente Ted-talk videon til Sir.. hvor han starter med å si at alle verdens land jobber med en reform av utdanningssystemet deres. Denne talen er velkjent fordi den på en så effektiv måte viser hvordan skolens materialiteter er basert på et fabrikk-system, der man grupperer barn etter produksjonsdata istedenfor interesser, evner eller andre former for kompatibilitet. Igjen ligner dette argumentet på den sterke kritikken av utdanningens som prosess fra produsenter av nye teknologiske løsninger, der det med stor sikkerhet påpekes at skolen er ’broken’.</text:span></text:p>
      <text:p text:style-name="P7"><text:span text:style-name="T27">*</text:span><text:span text:style-name="T26">Prinsippet om hvordan elever kan oppdeles etter andre prinsipper er viktig!</text:span></text:p>
      <text:p text:style-name="P3"><text:span text:style-name="T27"/></text:p>
      <text:p text:style-name="P3"><text:span text:style-name="T10">Behovet for utdanning har fått svært mye oppmerksomhet internasjonalt de siste ti-årene og dette har også påvirket norsk og europeisk utdanning. Den hevede statusen og oppmerksomheten rundt menneskerettigheten til utdanning er resultatet </text:span><text:span text:style-name="T11">av </text:span><text:span text:style-name="T10">et enormt stort arbeid fra grasrot organisasjoner opp til det internasjonale samfunnet. </text:span><text:span text:style-name="T11">Slik som Sir Ken Robinson (2010) </text:span><text:span text:style-name="T12">påpeker</text:span><text:span text:style-name="T11"> i sin velkjente TED-talk (over 2,000,000 visninger) om endrende paradigmer i utdanning </text:span><text:span text:style-name="T12">gjennomgår i alle verdens lands utdanning-systemer reform for </text:span><text:soft-page-break/><text:span text:style-name="T12">øyeblikket. Som han sier er det både økonomiske og kulturelle grunner til dette, en dikotomi som jeg vil utforske i relasjon til </text:span><text:span text:style-name="T11">informasjonsteknologiens fremvekst </text:span><text:span text:style-name="T12">på slutten av det forrige århundre og «skyifiseringen» i dag. </text:span><text:span text:style-name="T13">Norsk skole er heller ingen unntak. Ikke bare er skolen i ’kontinuerlig reform’ (...), ved årtusen skifte ble retten til utdanning for første gang skrevet inn i grunnloven og sikret på denne måten </text:span><text:span text:style-name="T16">retten</text:span><text:span text:style-name="T13"> til vekst og kreativ utfoldelse.</text:span></text:p>
      <text:p text:style-name="P3"><text:span text:style-name="T28">H</text:span><text:span text:style-name="T26">va denne rettigheten betyr i praksis er sterkt knyttet opp mot bruken av utdanningsteknologi i skolen. Ser vi på bruken av lærebøker er dette vært beskrevet som et tyranni. </text:span></text:p>
      <text:p text:style-name="P3"><text:span text:style-name="T29">U</text:span><text:span text:style-name="T26">tdanning</text:span><text:span text:style-name="T29">ens rolle</text:span><text:span text:style-name="T26"> i </text:span><text:span text:style-name="T30">lands </text:span><text:span text:style-name="T26">utvikling </text:span><text:span text:style-name="T30">er tilknyttet et potensiale </text:span><text:span text:style-name="T29">iboende i menneske, </text:span><text:span text:style-name="T31">samtidig som nye teknologier utvikles </text:span><text:span text:style-name="T28">og tas i bruk </text:span><text:span text:style-name="T31">for å imøtekomme, ekstrahere, og/eller realisere dette. </text:span><text:span text:style-name="T33">I </text:span><text:span text:style-name="T34">denne oppgaven studerer jeg </text:span><text:span text:style-name="T35">forventninger og forestillinger knyttet til det </text:span><text:span text:style-name="T34">digitale i utdanningen, </text:span><text:span text:style-name="T35">og hvordan digitale verktøy i samfunnet endrer forventningene til utdanningen. </text:span></text:p>
      <text:h text:style-name="P8" text:outline-level="3">Sosiale nettverk</text:h>
      <text:p text:style-name="P6">Istedenfor å studere den digitale alderen som et epoke-skifte må vi studere måten digitale verktøy er materielt innblandet i produksjonen og framføringen (performance) av dagens samfunn. <text:span text:style-name="T32">Sosiale nettverk er mye mer enn kun </text:span><text:span text:style-name="T39">Facebook, Twitter og Snapchat. Som skilt fra tradisjonelle medier er dette medier med mer enn en to-veis kommunikasjon. </text:span></text:p>
      <text:p text:style-name="P6"><text:span text:style-name="T14">«While digitization is a complex and indeterminate process of intensification whose effects are uncertain, we suggest that it has the potential to reawaken and rework long-established social and political relations»</text:span><text:span text:style-name="T15">s.</text:span> <text:reference-mark-start text:name="ZOTERO_ITEM CSL_CITATION {&quot;citationID&quot;:&quot;G10JrSVg&quot;,&quot;properties&quot;:{&quot;formattedCitation&quot;:&quot;(Ruppert mfl., 2013, s. 24)&quot;,&quot;plainCitation&quot;:&quot;(Ruppert mfl., 2013, s. 24)&quot;,&quot;noteIndex&quot;:0},&quot;citationItems&quot;:[{&quot;id&quot;:359,&quot;uris&quot;:[&quot;http://zotero.org/users/2931661/items/W4VVBGER&quot;],&quot;uri&quot;:[&quot;http://zotero.org/users/2931661/items/W4VVBGER&quot;],&quot;itemData&quot;:{&quot;id&quot;:359,&quot;type&quot;:&quot;article-journal&quot;,&quot;title&quot;:&quot;Reassembling social science methods: The challenge of digital devices&quot;,&quot;container-title&quot;:&quot;Theory, culture &amp; society&quot;,&quot;page&quot;:&quot;22–46&quot;,&quot;volume&quot;:&quot;30&quot;,&quot;issue&quot;:&quot;4&quot;,&quot;author&quot;:[{&quot;family&quot;:&quot;Ruppert&quot;,&quot;given&quot;:&quot;Evelyn&quot;},{&quot;family&quot;:&quot;Law&quot;,&quot;given&quot;:&quot;John&quot;},{&quot;family&quot;:&quot;Savage&quot;,&quot;given&quot;:&quot;Mike&quot;}],&quot;issued&quot;:{&quot;date-parts&quot;:[[&quot;2013&quot;]]}},&quot;locator&quot;:&quot;24&quot;}],&quot;schema&quot;:&quot;https://github.com/citation-style-language/schema/raw/master/csl-citation.json&quot;} RNDW4ljTSo06E"/>(Ruppert mfl., 2013, s. 24)<text:reference-mark-end text:name="ZOTERO_ITEM CSL_CITATION {&quot;citationID&quot;:&quot;G10JrSVg&quot;,&quot;properties&quot;:{&quot;formattedCitation&quot;:&quot;(Ruppert mfl., 2013, s. 24)&quot;,&quot;plainCitation&quot;:&quot;(Ruppert mfl., 2013, s. 24)&quot;,&quot;noteIndex&quot;:0},&quot;citationItems&quot;:[{&quot;id&quot;:359,&quot;uris&quot;:[&quot;http://zotero.org/users/2931661/items/W4VVBGER&quot;],&quot;uri&quot;:[&quot;http://zotero.org/users/2931661/items/W4VVBGER&quot;],&quot;itemData&quot;:{&quot;id&quot;:359,&quot;type&quot;:&quot;article-journal&quot;,&quot;title&quot;:&quot;Reassembling social science methods: The challenge of digital devices&quot;,&quot;container-title&quot;:&quot;Theory, culture &amp; society&quot;,&quot;page&quot;:&quot;22–46&quot;,&quot;volume&quot;:&quot;30&quot;,&quot;issue&quot;:&quot;4&quot;,&quot;author&quot;:[{&quot;family&quot;:&quot;Ruppert&quot;,&quot;given&quot;:&quot;Evelyn&quot;},{&quot;family&quot;:&quot;Law&quot;,&quot;given&quot;:&quot;John&quot;},{&quot;family&quot;:&quot;Savage&quot;,&quot;given&quot;:&quot;Mike&quot;}],&quot;issued&quot;:{&quot;date-parts&quot;:[[&quot;2013&quot;]]}},&quot;locator&quot;:&quot;24&quot;}],&quot;schema&quot;:&quot;https://github.com/citation-style-language/schema/raw/master/csl-citation.json&quot;} RNDW4ljTSo06E"/></text:p>
      <text:p text:style-name="P3"><text:span text:style-name="T39"/></text:p>
      <text:p text:style-name="P3"><text:span text:style-name="T33">I </text:span><text:span text:style-name="T32">denne oppgaven ser jeg på hvordan </text:span><text:span text:style-name="T40">en digital læringsidentitet skapes og får verdi. </text:span>Datamaskinen deltar i menneskeliggjøringen av barnet, da den kontrollerer måten man kan tilnære barnet på og relasjonen med utenforstående. </text:p>
      <text:p text:style-name="P3"><text:span text:style-name="T21">H</text:span><text:span text:style-name="T20">vordan </text:span><text:span text:style-name="T22">verdisettes</text:span><text:span text:style-name="T20"> digital læringsidentitet </text:span><text:span text:style-name="T22">i skolen</text:span><text:span text:style-name="T20">?</text:span><text:span text:style-name="T32"> - </text:span><text:span text:style-name="T41">Istedenfor å reformere skolen og dens evalueringspraksis så fornyer man fagene og den tilknyttede læringsopplevelsen. Dette setter mindre krav til fellesarbeid og gir mer handlingsrom til læreren. </text:span></text:p>
      <text:p text:style-name="P3"/>
      <text:p text:style-name="P3"><text:soft-page-break/><text:span text:style-name="T32">Jeg var interessert i infrastrukturen som </text:span><text:span text:style-name="T42">gjorde</text:span><text:span text:style-name="T32"> </text:span><text:span text:style-name="T42">Kunnskapsløftet </text:span><text:span text:style-name="T32">reformen, </text:span><text:span text:style-name="T42">og kom til å studere arbeidet som gjøres i opptrappingen til en ny reform i 2020. Jeg studerer verdisettingen av de digitale verktøyene som spilte en så stor del i den forrige reformen og den teoretiske teknologien tatt i bruk i «fagfornyelsen» basert på Ludvigsen-utvalget sine to NOU fra 2014 og 2015. </text:span></text:p>
      <text:p text:style-name="P3"/>
      <text:p text:style-name="P3"><text:span text:style-name="T32">I møte med IT sektoren ble etterhvert flere og flere av infrastrukturene i skolen offentlig-gjort. Mens fagfornyelsen har blitt gjort på relativt beskjedent vis har KD tatt en aktiv rolle i digitaliseringen av norsk skole. Mens UDIR jobber med at fagfornyelsen skal være en inkluderende prosess der skoler kan delta i utformingen av reformen </text:span><text:span text:style-name="T43">griper KD i større grad inn i skapelsen av et utdanningsteknologisk marked. </text:span></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nb" fo:country="NO"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font-name="Times New Roman" fo:font-family="'Times New Roman'"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宋体" style:font-family-asian="宋体" style:font-family-generic-asian="system" style:font-pitch-asian="variable" style:font-weight-asian="bold" style:font-name-complex="DejaVu Sans" style:font-family-complex="'DejaVu Sans'" style:font-family-generic-complex="system" style:font-pitch-complex="variable" style:font-weight-complex="bold"/>
    </style:style>
    <style:style style:name="_31_DUO_5f_Overskrift" style:display-name="1DUO_Overskrift" style:family="paragraph" style:parent-style-name="Standard" style:default-outline-level="1" style:list-style-name="">
      <style:paragraph-properties fo:margin-left="0in" fo:margin-right="0in" fo:text-indent="0in" style:auto-text-indent="false" fo:break-before="page"/>
      <style:text-properties style:font-name="Arial" fo:font-family="Arial" style:font-family-generic="roman" style:font-pitch="variable" fo:font-size="24pt" fo:language="en" fo:country="US" fo:font-weight="bold" style:font-size-asian="24pt" style:font-weight-asian="bold" style:font-size-complex="24pt"/>
    </style:style>
    <style:style style:name="Brodtekst" style:family="paragraph" style:parent-style-name="Standard" style:default-outline-level="">
      <style:paragraph-properties fo:margin-top="0in" fo:margin-bottom="0.1665in" loext:contextual-spacing="false" fo:line-height="150%"/>
      <style:text-properties fo:language="en" fo:country="US"/>
    </style:style>
    <style:style style:name="_32_DUO_5f_Overskrift" style:display-name="2DUO_Overskrift" style:family="paragraph" style:parent-style-name="Standard" style:next-style-name="Brodtekst" style:default-outline-level="2"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 style:display-name="3DUO_Overskrift" style:family="paragraph" style:parent-style-name="Standard" style:next-style-name="Brodtekst" style:default-outline-level="3" style:list-style-name="">
      <style:paragraph-properties fo:margin-left="0in" fo:margin-right="0in" fo:margin-top="0.3335in" fo:margin-bottom="0.139in" loext:contextual-spacing="false" fo:text-indent="0in" style:auto-text-indent="false"/>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 style:display-name="4DUO_Overskrift" style:family="paragraph" style:parent-style-name="Standard" style:next-style-name="Brodtekst" style:default-outline-level="">
      <style:paragraph-properties fo:margin-top="0.3335in" fo:margin-bottom="0.139in" loext:contextual-spacing="false"/>
      <style:text-properties style:font-name="Arial" fo:font-family="Arial" style:font-family-generic="roman" style:font-pitch="variable" fo:language="en" fo:country="US" fo:font-weight="bold" style:font-weight-asian="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Uten_20_nr._20_DUO" style:display-name="Uten nr. DUO"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Uten_20_nr._20_etter_20_kap1" style:display-name="Uten nr. etter kap1" style:family="paragraph" style:parent-style-name="Standard" style:next-style-name="Brodtekst" style:default-outline-level="1" style:list-style-name="">
      <style:paragraph-properties fo:break-before="page"/>
      <style:text-properties fo:font-size="24pt" fo:font-weight="bold" style:font-size-asian="24pt" style:font-weight-asian="bold" style:font-size-complex="24pt"/>
    </style:style>
    <style:style style:name="Sitat" style:family="paragraph" style:parent-style-name="Standard" style:next-style-name="Brodtekst" style:default-outline-level="">
      <style:paragraph-properties fo:margin-left="0in" fo:margin-right="0in" fo:text-indent="0.4917in" style:auto-text-indent="false"/>
      <style:text-properties fo:font-style="italic" style:font-style-asian="italic"/>
    </style:style>
    <style:style style:name="Figur" style:family="paragraph" style:parent-style-name="Standard" style:next-style-name="Brodtekst" style:default-outline-level="">
      <style:text-properties fo:font-size="10pt" style:font-size-asian="10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 style:display-name="Forside - 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 style:display-name="Forside - Undertittel"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 style:display-name="Forside - Forfatter og oppgave"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 style:display-name="Forside - dato" style:family="paragraph" style:parent-style-name="Standard" style:next-style-name="Brodtekst" style:default-outline-level="">
      <style:paragraph-properties fo:margin-left="0.3937in" fo:margin-right="0.3937in" fo:margin-top="0in" fo:margin-bottom="0in" loext:contextual-spacing="false" fo:line-height="100%" fo:text-indent="0in" style:auto-text-indent="false"/>
      <style:text-properties style:font-name="Arial" fo:font-family="Arial" style:font-family-generic="roman" style:font-pitch="variable" style:font-name-complex="Arial1" style:font-family-complex="Arial" style:font-family-generic-complex="system" style:font-pitch-complex="variable" style:font-size-complex="16pt"/>
    </style:style>
    <style:style style:name="Default_20_Paragraph_20_Font" style:display-name="Default Paragraph Font" style:family="text"/>
    <style:style style:name="_31_DUO_5f_Overskrift_20_Char" style:display-name="1DUO_Overskrift Char" style:family="text" style:parent-style-name="Default_20_Paragraph_20_Font">
      <style:text-properties style:font-name="Arial" fo:font-family="Arial" style:font-family-generic="roman" style:font-pitch="variable" fo:font-size="24pt" fo:language="en" fo:country="US" fo:font-weight="bold" style:font-size-asian="24pt" style:font-weight-asian="bold" style:font-size-complex="24pt"/>
    </style:style>
    <style:style style:name="Brodtekst_20_Char" style:display-name="Brodtekst Char" style:family="text" style:parent-style-name="Default_20_Paragraph_20_Font">
      <style:text-properties style:font-name="Times New Roman" fo:font-family="'Times New Roman'" style:font-family-generic="roman" style:font-pitch="variable" fo:font-size="12pt" fo:language="en" fo:country="US" style:font-size-asian="12pt"/>
    </style:style>
    <style:style style:name="_32_DUO_5f_Overskrift_20_Char" style:display-name="2DUO_Overskrift Char" style:family="text" style:parent-style-name="Default_20_Paragraph_20_Font">
      <style:text-properties style:font-name="Arial" fo:font-family="Arial" style:font-family-generic="roman" style:font-pitch="variable" fo:font-size="18pt" fo:language="en" fo:country="US" fo:font-weight="bold" style:font-size-asian="18pt" style:font-weight-asian="bold" style:font-size-complex="18pt"/>
    </style:style>
    <style:style style:name="_33_DUO_5f_Overskrift_20_Char" style:display-name="3DUO_Overskrift Char" style:family="text" style:parent-style-name="Default_20_Paragraph_20_Font">
      <style:text-properties style:font-name="Arial" fo:font-family="Arial" style:font-family-generic="roman" style:font-pitch="variable" fo:font-size="14pt" fo:language="en" fo:country="US" fo:font-weight="bold" style:font-size-asian="14pt" style:font-weight-asian="bold" style:font-size-complex="14pt"/>
    </style:style>
    <style:style style:name="_34_DUO_5f_Overskrift_20_Char" style:display-name="4DUO_Overskrift Char" style:family="text" style:parent-style-name="Default_20_Paragraph_20_Font">
      <style:text-properties style:font-name="Arial" fo:font-family="Arial" style:font-family-generic="roman" style:font-pitch="variable" fo:font-size="12pt" fo:language="en" fo:country="US" fo:font-weight="bold" style:font-size-asian="12pt" style:font-weight-asian="bold"/>
    </style:style>
    <style:style style:name="Uten_20_nr._20_DUO_20_Char" style:display-name="Uten nr. DUO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Uten_20_nr._20_etter_20_kap1_20_Char" style:display-name="Uten nr. etter kap1 Char" style:family="text" style:parent-style-name="Default_20_Paragraph_20_Font">
      <style:text-properties style:font-name="Times New Roman" fo:font-family="'Times New Roman'" style:font-family-generic="roman" style:font-pitch="variable" fo:font-size="24pt" fo:font-weight="bold" style:font-size-asian="24pt" style:font-weight-asian="bold" style:font-size-complex="24pt"/>
    </style:style>
    <style:style style:name="Sitat_20_Char" style:display-name="Sitat Char"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style>
    <style:style style:name="Figur_20_Char" style:display-name="Figur Char" style:family="text" style:parent-style-name="Default_20_Paragraph_20_Font">
      <style:text-properties style:font-name="Times New Roman" fo:font-family="'Times New Roman'" style:font-family-generic="roman" style:font-pitch="variable" fo:font-size="10pt" style:font-size-asian="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宋体" style:font-family-asian="宋体"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宋体" style:font-family-asian="宋体"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宋体" style:font-family-asian="宋体" style:font-family-generic-asian="system" style:font-pitch-asian="variable" style:font-size-asian="12pt"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rside_20_-_20_Tittel_20_Char" style:display-name="Forside - Tittel Char" style:family="text" style:parent-style-name="Default_20_Paragraph_20_Font">
      <style:text-properties style:font-name="Arial" fo:font-family="Arial" style:font-family-generic="roman" style:font-pitch="variable" fo:font-size="24pt" style:font-size-asian="24pt" style:font-name-complex="Arial1" style:font-family-complex="Arial" style:font-family-generic-complex="system" style:font-pitch-complex="variable" style:font-size-complex="24pt"/>
    </style:style>
    <style:style style:name="Forside_20_-_20_Undertittel_20_Char" style:display-name="Forside - Undertittel Char" style:family="text" style:parent-style-name="Default_20_Paragraph_20_Font">
      <style:text-properties style:font-name="Arial" fo:font-family="Arial" style:font-family-generic="roman" style:font-pitch="variable" fo:font-size="20pt" fo:font-style="italic" style:font-size-asian="20pt" style:font-style-asian="italic" style:font-name-complex="Arial1" style:font-family-complex="Arial" style:font-family-generic-complex="system" style:font-pitch-complex="variable" style:font-size-complex="20pt"/>
    </style:style>
    <style:style style:name="Forside_20_-_20_Forfatter_20_og_20_oppgave_20_Char" style:display-name="Forside - Forfatter og oppgave Char" style:family="text" style:parent-style-name="Default_20_Paragraph_20_Font">
      <style:text-properties style:font-name="Arial" fo:font-family="Arial" style:font-family-generic="roman" style:font-pitch="variable" fo:font-size="16pt" style:font-size-asian="16pt" style:font-name-complex="Arial1" style:font-family-complex="Arial" style:font-family-generic-complex="system" style:font-pitch-complex="variable" style:font-size-complex="16pt"/>
    </style:style>
    <style:style style:name="Forside_20_-_20_dato_20_Char" style:display-name="Forside - dato Char" style:family="text" style:parent-style-name="Default_20_Paragraph_20_Fon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6pt"/>
    </style:style>
    <style:style style:name="ListLabel_20_1" style:display-name="ListLabel 1" style:family="text">
      <style:text-properties fo:language="nb" fo:country="NO"/>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1.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4957in"/>
        </style:list-level-properties>
      </text:list-level-style-number>
      <text:list-level-style-number text:level="3" style:num-prefix="1.1." style:num-format="1">
        <style:list-level-properties text:list-level-position-and-space-mode="label-alignment">
          <style:list-level-label-alignment text:label-followed-by="listtab" fo:margin-left="0.7437in"/>
        </style:list-level-properties>
      </text:list-level-style-number>
      <text:list-level-style-number text:level="4" style:num-prefix="(" style:num-suffix=")" style:num-format="1">
        <style:list-level-properties text:list-level-position-and-space-mode="label-alignment">
          <style:list-level-label-alignment text:label-followed-by="listtab" fo:margin-left="0.9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1.2398in"/>
        </style:list-level-properties>
      </text:list-level-style-number>
      <text:list-level-style-number text:level="6" style:num-prefix="(" style:num-suffix=")" style:num-format="i">
        <style:list-level-properties text:list-level-position-and-space-mode="label-alignment">
          <style:list-level-label-alignment text:label-followed-by="listtab" fo:margin-left="1.4874in"/>
        </style:list-level-properties>
      </text:list-level-style-number>
      <text:list-level-style-number text:level="7" style:num-suffix="." style:num-format="1">
        <style:list-level-properties text:list-level-position-and-space-mode="label-alignment">
          <style:list-level-label-alignment text:label-followed-by="listtab" fo:margin-left="1.7354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1.9835in"/>
        </style:list-level-properties>
      </text:list-level-style-number>
      <text:list-level-style-number text:level="9" style:num-suffix="." style:num-format="i">
        <style:list-level-properties text:list-level-position-and-space-mode="label-alignment">
          <style:list-level-label-alignment text:label-followed-by="listtab" fo:margin-left="2.2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1">
        <style:list-level-properties text:list-level-position-and-space-mode="label-alignment">
          <style:list-level-label-alignment text:label-followed-by="listtab" fo:margin-left="0.248in"/>
        </style:list-level-properties>
      </text:list-level-style-number>
      <text:list-level-style-number text:level="3" style:num-suffix=".1.1" style:num-format="1">
        <style:list-level-properties text:list-level-position-and-space-mode="label-alignment">
          <style:list-level-label-alignment text:label-followed-by="listtab"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suffix=".1" style:num-format="">
        <style:list-level-properties text:list-level-position-and-space-mode="label-alignment">
          <style:list-level-label-alignment text:label-followed-by="listtab" fo:margin-left="0.248in"/>
        </style:list-level-properties>
      </text:list-level-style-number>
      <text:list-level-style-number text:level="3" style:num-suffix=".1.1" style:num-format="">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1."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margin-left="0.248in"/>
        </style:list-level-properties>
      </text:list-level-style-number>
      <text:list-level-style-number text:level="2" style:num-format="1" text:display-levels="2">
        <style:list-level-properties text:list-level-position-and-space-mode="label-alignment">
          <style:list-level-label-alignment text:label-followed-by="listtab" fo:margin-left="0.248in"/>
        </style:list-level-properties>
      </text:list-level-style-number>
      <text:list-level-style-number text:level="3" style:num-format="1" text:display-levels="3">
        <style:list-level-properties text:list-level-position-and-space-mode="label-alignment">
          <style:list-level-label-alignment text:label-followed-by="listtab" text:list-tab-stop-position="0.248in" fo:margin-left="0.248in"/>
        </style:list-level-properties>
      </text:list-level-style-number>
      <text:list-level-style-number text:level="4" style:num-prefix="(" style:num-suffix=")" style:num-format="1">
        <style:list-level-properties text:list-level-position-and-space-mode="label-alignment">
          <style:list-level-label-alignment text:label-followed-by="listtab" fo:margin-left="0.24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6" style:num-prefix="(" style:num-suffix=")" style:num-format="i">
        <style:list-level-properties text:list-level-position-and-space-mode="label-alignment">
          <style:list-level-label-alignment text:label-followed-by="listtab" fo:margin-left="0.248in"/>
        </style:list-level-properties>
      </text:list-level-style-number>
      <text:list-level-style-number text:level="7" style:num-suffix="." style:num-format="1">
        <style:list-level-properties text:list-level-position-and-space-mode="label-alignment">
          <style:list-level-label-alignment text:label-followed-by="listtab" fo:margin-left="0.248in"/>
        </style:list-level-properties>
      </text:list-level-style-number>
      <text:list-level-style-number text:level="8" style:num-suffix="." style:num-format="a" style:num-letter-sync="true">
        <style:list-level-properties text:list-level-position-and-space-mode="label-alignment">
          <style:list-level-label-alignment text:label-followed-by="listtab" fo:margin-left="0.248in"/>
        </style:list-level-properties>
      </text:list-level-style-number>
      <text:list-level-style-number text:level="9" style:num-suffix="." style:num-format="i">
        <style:list-level-properties text:list-level-position-and-space-mode="label-alignment">
          <style:list-level-label-alignment text:label-followed-by="listtab" fo:margin-left="0.2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I"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I" style:print-orientation="portrait" fo:margin-top="1.1028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1028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III</text:page-number></text:p>
        <text:p text:style-name="Footer"/>
      </style:footer>
      <style:footer-left>
        <text:p text:style-name="Footer"><text:page-number text:select-page="current">IV</text:page-number></text:p>
        <text:p text:style-name="Footer"/>
      </style:footer-left>
    </style:master-page>
    <style:master-page style:name="First_20_Page" style:display-name="First Page" style:page-layout-name="Mpm2" style:next-style-name="Standard"/>
    <style:master-page style:name="Converted1" style:page-layout-name="Mpm3">
      <style:footer>
        <text:p text:style-name="MP1"><text:page-number text:select-page="current"/></text:p>
        <text:p text:style-name="Footer"/>
      </style:footer>
      <style:footer-left>
        <text:p text:style-name="Footer"><text:page-number text:select-page="current"/></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de Ruben Nilsen</meta:initial-creator>
    <meta:editing-cycles>6</meta:editing-cycles>
    <meta:print-date>2009-03-06T08:41:00</meta:print-date>
    <meta:creation-date>2012-08-21T07:27:00</meta:creation-date>
    <dc:date>2018-11-23T19:50:45.400693540</dc:date>
    <meta:editing-duration>PT17M11S</meta:editing-duration>
    <meta:generator>LibreOffice/6.0.6.2$Linux_X86_64 LibreOffice_project/00m0$Build-2</meta:generator>
    <meta:document-statistic meta:table-count="0" meta:image-count="0" meta:object-count="0" meta:page-count="3" meta:paragraph-count="19" meta:word-count="770" meta:character-count="5042" meta:non-whitespace-character-count="4284"/>
    <meta:user-defined meta:name="AppVersion">14.0000</meta:user-defined>
    <meta:user-defined meta:name="Company">Universitetet i Oslo</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882A100.dotm" xlink:href=""/>
  </office:meta>
</office:document-meta>
</file>